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9cm" svg:height="2.395cm" svg:x="11.248cm" svg:y="13.846cm" svg:viewBox="0 0 391 2396" draw:points="199,202 391,0 391,2014 0,2396 7,901 204,699">
            <text:p/>
          </draw:polygon>
          <draw:polygon draw:style-name="gr2" draw:text-style-name="P2" draw:layer="layout" svg:width="0.49cm" svg:height="0.206cm" svg:x="10.249cm" svg:y="15.046cm" svg:viewBox="0 0 491 207" draw:points="0,207 197,0 491,4 490,204">
            <text:p/>
          </draw:polygon>
          <draw:polygon draw:style-name="gr2" draw:text-style-name="P2" draw:layer="layout" svg:width="0.49cm" svg:height="0.206cm" svg:x="9.953cm" svg:y="14.343cm" svg:viewBox="0 0 491 207" draw:points="0,207 197,0 491,4 490,204">
            <text:p/>
          </draw:polygon>
          <draw:polygon draw:style-name="gr2" draw:text-style-name="P2" draw:layer="layout" svg:width="0.696cm" svg:height="0.206cm" svg:x="10.75cm" svg:y="14.544cm" svg:viewBox="0 0 697 207" draw:points="0,207 197,0 697,2 490,204">
            <text:p/>
          </draw:polygon>
          <draw:polygon draw:style-name="gr2" draw:text-style-name="P2" draw:layer="layout" svg:width="1.191cm" svg:height="0.201cm" svg:x="10.452cm" svg:y="13.844cm" svg:viewBox="0 0 1192 202" draw:points="0,202 192,0 1192,0 985,202">
            <text:p/>
          </draw:polygon>
          <draw:line draw:style-name="gr3" draw:text-style-name="P3" draw:layer="layout" svg:x1="11.649cm" svg:y1="15.849cm" svg:x2="11.649cm" svg:y2="13.849cm">
            <text:p/>
          </draw:line>
          <draw:line draw:style-name="gr3" draw:text-style-name="P3" draw:layer="layout" svg:x1="11.449cm" svg:y1="16.047cm" svg:x2="11.449cm" svg:y2="14.047cm">
            <text:p/>
          </draw:line>
          <draw:line draw:style-name="gr3" draw:text-style-name="P3" draw:layer="layout" svg:x1="11.249cm" svg:y1="16.247cm" svg:x2="11.249cm" svg:y2="14.747cm">
            <text:p/>
          </draw:line>
          <draw:line draw:style-name="gr3" draw:text-style-name="P3" draw:layer="layout" svg:x1="11.649cm" svg:y1="15.847cm" svg:x2="11.249cm" svg:y2="16.247cm">
            <text:p/>
          </draw:line>
          <draw:line draw:style-name="gr3" draw:text-style-name="P3" draw:layer="layout" svg:x1="11.649cm" svg:y1="15.347cm" svg:x2="11.249cm" svg:y2="15.747cm">
            <text:p/>
          </draw:line>
          <draw:line draw:style-name="gr3" draw:text-style-name="P3" draw:layer="layout" svg:x1="11.649cm" svg:y1="14.849cm" svg:x2="11.249cm" svg:y2="15.249cm">
            <text:p/>
          </draw:line>
          <draw:line draw:style-name="gr3" draw:text-style-name="P3" draw:layer="layout" svg:x1="11.649cm" svg:y1="14.348cm" svg:x2="11.249cm" svg:y2="14.748cm">
            <text:p/>
          </draw:line>
          <draw:line draw:style-name="gr3" draw:text-style-name="P3" draw:layer="layout" svg:x1="11.649cm" svg:y1="13.849cm" svg:x2="11.449cm" svg:y2="14.049cm">
            <text:p/>
          </draw:line>
          <draw:line draw:style-name="gr3" draw:text-style-name="P3" draw:layer="layout" svg:x1="11.249cm" svg:y1="16.247cm" svg:x2="10.249cm" svg:y2="16.247cm">
            <text:p/>
          </draw:line>
          <draw:line draw:style-name="gr3" draw:text-style-name="P3" draw:layer="layout" svg:x1="11.249cm" svg:y1="15.747cm" svg:x2="10.249cm" svg:y2="15.747cm">
            <text:p/>
          </draw:line>
          <draw:line draw:style-name="gr3" draw:text-style-name="P3" draw:layer="layout" svg:x1="11.249cm" svg:y1="15.247cm" svg:x2="10.249cm" svg:y2="15.247cm">
            <text:p/>
          </draw:line>
          <draw:line draw:style-name="gr3" draw:text-style-name="P3" draw:layer="layout" svg:x1="11.249cm" svg:y1="14.747cm" svg:x2="10.749cm" svg:y2="14.747cm">
            <text:p/>
          </draw:line>
          <draw:line draw:style-name="gr3" draw:text-style-name="P3" draw:layer="layout" svg:x1="10.749cm" svg:y1="16.247cm" svg:x2="10.749cm" svg:y2="14.747cm">
            <text:p/>
          </draw:line>
          <draw:line draw:style-name="gr3" draw:text-style-name="P3" draw:layer="layout" svg:x1="10.249cm" svg:y1="16.247cm" svg:x2="10.249cm" svg:y2="15.247cm">
            <text:p/>
          </draw:line>
          <draw:line draw:style-name="gr3" draw:text-style-name="P3" draw:layer="layout" svg:x1="10.949cm" svg:y1="14.547cm" svg:x2="10.749cm" svg:y2="14.747cm">
            <text:p/>
          </draw:line>
          <draw:line draw:style-name="gr3" draw:text-style-name="P3" draw:layer="layout" svg:x1="10.449cm" svg:y1="15.047cm" svg:x2="10.249cm" svg:y2="15.247cm">
            <text:p/>
          </draw:line>
          <draw:line draw:style-name="gr3" draw:text-style-name="P3" draw:layer="layout" svg:x1="11.449cm" svg:y1="14.547cm" svg:x2="9.949cm" svg:y2="14.547cm">
            <text:p/>
          </draw:line>
          <draw:line draw:style-name="gr3" draw:text-style-name="P3" draw:layer="layout" svg:x1="9.949cm" svg:y1="16.047cm" svg:x2="9.949cm" svg:y2="14.547cm">
            <text:p/>
          </draw:line>
          <draw:line draw:style-name="gr3" draw:text-style-name="P3" draw:layer="layout" svg:x1="10.449cm" svg:y1="15.047cm" svg:x2="10.449cm" svg:y2="14.047cm">
            <text:p/>
          </draw:line>
          <draw:line draw:style-name="gr3" draw:text-style-name="P3" draw:layer="layout" svg:x1="10.749cm" svg:y1="15.047cm" svg:x2="9.949cm" svg:y2="15.047cm">
            <text:p/>
          </draw:line>
          <draw:line draw:style-name="gr3" draw:text-style-name="P3" draw:layer="layout" svg:x1="10.249cm" svg:y1="15.547cm" svg:x2="9.949cm" svg:y2="15.547cm">
            <text:p/>
          </draw:line>
          <draw:line draw:style-name="gr3" draw:text-style-name="P3" draw:layer="layout" svg:x1="10.249cm" svg:y1="16.047cm" svg:x2="9.949cm" svg:y2="16.047cm">
            <text:p/>
          </draw:line>
          <draw:line draw:style-name="gr3" draw:text-style-name="P3" draw:layer="layout" svg:x1="11.449cm" svg:y1="14.047cm" svg:x2="10.449cm" svg:y2="14.047cm">
            <text:p/>
          </draw:line>
          <draw:line draw:style-name="gr3" draw:text-style-name="P3" draw:layer="layout" svg:x1="11.649cm" svg:y1="13.849cm" svg:x2="10.649cm" svg:y2="13.849cm">
            <text:p/>
          </draw:line>
          <draw:line draw:style-name="gr3" draw:text-style-name="P3" draw:layer="layout" svg:x1="11.149cm" svg:y1="13.849cm" svg:x2="10.949cm" svg:y2="14.049cm">
            <text:p/>
          </draw:line>
          <draw:line draw:style-name="gr3" draw:text-style-name="P3" draw:layer="layout" svg:x1="10.649cm" svg:y1="13.849cm" svg:x2="10.449cm" svg:y2="14.049cm">
            <text:p/>
          </draw:line>
          <draw:line draw:style-name="gr3" draw:text-style-name="P3" draw:layer="layout" svg:x1="10.949cm" svg:y1="14.547cm" svg:x2="10.949cm" svg:y2="14.047cm">
            <text:p/>
          </draw:line>
          <draw:line draw:style-name="gr3" draw:text-style-name="P3" draw:layer="layout" svg:x1="10.149cm" svg:y1="14.348cm" svg:x2="9.949cm" svg:y2="14.548cm">
            <text:p/>
          </draw:line>
          <draw:line draw:style-name="gr3" draw:text-style-name="P3" draw:layer="layout" svg:x1="10.449cm" svg:y1="14.348cm" svg:x2="10.149cm" svg:y2="14.3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5:24.282703593</meta:creation-date>
    <dc:date>2018-05-18T13:35:37.279483437</dc:date>
    <meta:editing-duration>PT13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